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31"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2"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3"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4"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5"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6"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7"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38"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39"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40"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41"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42"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43"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5716fa" officeooo:paragraph-rsid="005716fa"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53"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54"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55"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56"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57"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58"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59"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60"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61"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62"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63"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64"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65"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66"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67"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68"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69"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70"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71"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72"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73"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74"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75"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76"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77"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78"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82"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83"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84"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85"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86" style:family="paragraph" style:parent-style-name="Standard">
      <style:text-properties officeooo:paragraph-rsid="0038e924"/>
    </style:style>
    <style:style style:name="P87"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88" style:family="paragraph" style:parent-style-name="Standard">
      <style:text-properties officeooo:paragraph-rsid="00427c70"/>
    </style:style>
    <style:style style:name="P89"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90"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91"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92"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93"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94"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95"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96"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97"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14"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115"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116"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officeooo:rsid="002348ee"/>
    </style:style>
    <style:style style:name="T18" style:family="text">
      <style:text-properties officeooo:rsid="0025c808"/>
    </style:style>
    <style:style style:name="T19" style:family="text">
      <style:text-properties fo:font-weight="bold" style:font-weight-asian="bold" style:font-weight-complex="bold"/>
    </style:style>
    <style:style style:name="T20" style:family="text">
      <style:text-properties fo:font-weight="bold" officeooo:rsid="004354b6" style:font-weight-asian="bold" style:font-weight-complex="bold"/>
    </style:style>
    <style:style style:name="T21" style:family="text">
      <style:text-properties officeooo:rsid="0027bc8e"/>
    </style:style>
    <style:style style:name="T22" style:family="text">
      <style:text-properties style:text-position="super 58%" fo:font-weight="normal" style:font-weight-asian="normal" style:font-weight-complex="normal"/>
    </style:style>
    <style:style style:name="T23" style:family="text">
      <style:text-properties style:text-position="super 58%" style:font-name="Liberation Serif1" fo:font-weight="normal" style:font-weight-asian="normal" style:font-weight-complex="normal"/>
    </style:style>
    <style:style style:name="T24" style:family="text">
      <style:text-properties style:text-position="0% 100%" fo:font-weight="normal" style:font-weight-asian="normal" style:font-weight-complex="normal"/>
    </style:style>
    <style:style style:name="T25" style:family="text">
      <style:text-properties style:text-position="0% 100%" style:font-name="Liberation Serif1"/>
    </style:style>
    <style:style style:name="T26" style:family="text">
      <style:text-properties style:text-position="0% 100%" style:font-name="Liberation Serif1" fo:font-weight="normal" style:font-weight-asian="normal" style:font-weight-complex="normal"/>
    </style:style>
    <style:style style:name="T27" style:family="text">
      <style:text-properties style:text-position="0% 100%" style:font-name="Liberation Serif1" officeooo:rsid="0041ac4f"/>
    </style:style>
    <style:style style:name="T28" style:family="text">
      <style:text-properties officeooo:rsid="003ff95c"/>
    </style:style>
    <style:style style:name="T29" style:family="text">
      <style:text-properties fo:font-size="12pt" fo:font-weight="bold" officeooo:rsid="0038e924" style:font-size-asian="10.5pt" style:font-weight-asian="bold" style:font-size-complex="12pt" style:font-weight-complex="bold"/>
    </style:style>
    <style:style style:name="T30" style:family="text">
      <style:text-properties fo:font-size="12pt" fo:font-weight="bold" officeooo:rsid="003ff95c" style:font-size-asian="10.5pt" style:font-weight-asian="bold" style:font-size-complex="12pt" style:font-weight-complex="bold"/>
    </style:style>
    <style:style style:name="T31" style:family="text">
      <style:text-properties fo:font-size="12pt" fo:font-weight="normal" officeooo:rsid="00427c70" style:font-size-asian="10.5pt" style:font-weight-asian="normal" style:font-size-complex="12pt" style:font-weight-complex="normal"/>
    </style:style>
    <style:style style:name="T32" style:family="text">
      <style:text-properties style:font-name="Liberation Serif" fo:font-weight="normal" style:font-weight-asian="normal" style:font-weight-complex="normal"/>
    </style:style>
    <style:style style:name="T33" style:family="text">
      <style:text-properties style:font-name="Liberation Serif1" fo:font-weight="normal" style:font-weight-asian="normal" style:font-weight-complex="normal"/>
    </style:style>
    <style:style style:name="T34" style:family="text">
      <style:text-properties officeooo:rsid="00427c70"/>
    </style:style>
    <style:style style:name="T35" style:family="text">
      <style:text-properties officeooo:rsid="00428012"/>
    </style:style>
    <style:style style:name="T36" style:family="text">
      <style:text-properties officeooo:rsid="004354b6"/>
    </style:style>
    <style:style style:name="T37" style:family="text">
      <style:text-properties officeooo:rsid="004550ee"/>
    </style:style>
    <style:style style:name="T38" style:family="text">
      <style:text-properties officeooo:rsid="004ee43c"/>
    </style:style>
    <style:style style:name="T39" style:family="text">
      <style:text-properties officeooo:rsid="005531f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17">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18">Es. sensibilità tattile molto precisa sui polpastrelli, più grossolana sulla schiena.</text:span></text:p>
      <text:p text:style-name="P25"><text:span text:style-name="T19">Convergenza: </text:span>Se si disponessero i recettori lontani tra loro avremmo zone funzionalmente cieche, invece se si fanno convergere i segnali di più recettori su un numero minore di neuroni <text:span text:style-name="T21">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53">Non comparare troppo rigidamente l’occhio umano ad una macchina fotografica!</text:p>
      <text:p text:style-name="P53">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54">Alcuni animali hanno retine uniformi, ad esempio i topi, in questi animali i movimenti oculari sono molto ridotti rispetto all’uomo.</text:p>
      <text:p text:style-name="P31">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2">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2">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3"><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57">I coni non vanno in saturazione, i bastoncelli sì.</text:p>
      <text:p text:style-name="P57">Fattori che permettono un così ampio range di funzionamento:</text:p>
      <text:list text:style-name="L1">
        <text:list-item>
          <text:p text:style-name="P91"><text:span text:style-name="T1">Diametro pupillare: varia da 8 a 2 mm, fattore = 16, 1.2</text:span><text:span text:style-name="T22"> </text:span><text:span text:style-name="T24"><text:s/>ordini di grandezza.</text:span></text:p>
        </text:list-item>
        <text:list-item>
          <text:p text:style-name="P114">Presenza di recettori diversi: coni e bastoncelli (si pensa che i bastoncelli lavorino fino a circa 100 Cd/m^2, i coni lavorano da 10^-3 fino al limite massimo).</text:p>
        </text:list-item>
        <text:list-item>
          <text:p text:style-name="P115">Meccanismi biochimici di adattamento alla luce ed al buio.</text:p>
        </text:list-item>
        <text:list-item>
          <text:p text:style-name="P115">Meccanismi di adattamento sinaptico.</text:p>
        </text:list-item>
      </text:list>
      <text:p text:style-name="P82"/>
      <text:p text:style-name="P83">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83">L’assenza di bastoncelli nella fovea fa sì che la sensibilità alle sorgenti di luce deboli sia migliore nella visione periferica: di giorno dobbiamo scorrere lo sguardo, di notte no ma vediamo di meno al centro del campo visivo.</text:p>
      <text:p text:style-name="P83"/>
      <text:p text:style-name="P84">Origine filogenetica dei fotorecettori:</text:p>
      <text:p text:style-name="P55">Il fotorecettore ancestrale era con ogni probabilità un cono, le modificazioni dei bastoncelli sono frutto di specializzazioni successive. La formazione di nuovi dischi nei primi stadi è apparentemente uguale nel cono e nel bastoncello. </text:p>
      <text:p text:style-name="P55">Il versante sinaptico del cono è una struttura “a nastro” e forma contatti con molte cellule, per lo più neuroni bipolari.</text:p>
      <text:p text:style-name="P55">La sinapsi del bastoncello è molto più piccola e contatta meno cellule.</text:p>
      <text:p text:style-name="P56">Il segmento esterno del bastoncello è molto più grande rispetto a quello del cono, infatti non si vedono i segmenti esterni dei coni.</text:p>
      <text:p text:style-name="P56"><text:soft-page-break/>La retina periferica rappresenta la maggior parte della retina quindi quasi tutta la retina è in realtà costituita da segmenti esterni dei bastoncelli (conferiscono migliore visione notturna).</text:p>
      <text:p text:style-name="P56"/>
      <text:p text:style-name="P56">La captazione dei fotoni e l’amplificazione del segnale avvengono nel segmento esterno, il contatto sinaptico in quello interno. Per trasferire il segnale da un lato all’altro del neurone si usa il potenziale di membrana.</text:p>
      <text:p text:style-name="P56">Nel segmento esterno non ci sono canali ionici significativi, nel segmento tra segmento esterno ed il nucleo ci sono canali per il K+ <text:span text:style-name="T19">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56">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56"/>
      <text:p text:style-name="P56">Quando il potenziale supera la soglia nel bottone sinaptico entra calcio che fa rilasciare le vescicole di glutammato.</text:p>
      <text:p text:style-name="P56"/>
      <text:p text:style-name="P34">Pigmenti visivi: cromoforo + apoproteina</text:p>
      <text:p text:style-name="P58">Opsine: Recettori accoppiati a proteine G (trasducina). Formano legame covalente con residuo Lys 296 con gruppo prostetico derivato da vit. A (11-cis-retinale). Lo spettro di assorbimento è modulato dalla struttura della proteina.</text:p>
      <text:p text:style-name="P58">L’assorbimento di un fotone fa trasformare l’11-cis-retinale in retiale tutto-trans che induce cambiamento conformazionale nella proteina cromoforo e nell’opsina.</text:p>
      <text:p text:style-name="P58">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58">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58"/>
      <text:p text:style-name="P34">Come si fa a determinare la curva di tuning di un fotorecettore?</text:p>
      <text:p text:style-name="P58">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58">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60">In realtà secondo le leggi della percezione viste prima la sensibilità (e quindi la iperpolarizzazione) non scende mai a zero ma diventa molto piccola. </text:p>
      <text:p text:style-name="P60">Per misurare sensibilità molto piccole si può fissare un obiettivo di iperpolarizzazione e aumentare l’intensità luminosa fino ad ottenere l’iperpolarizzazione voluta.</text:p>
      <text:p text:style-name="P59"><text:soft-page-break/>Il numero di fotoni (intensità luminosa) necessario ad ottenere la stessa iperpolarizzazione varia enormemente al variare della lunghezza d’onda, per questo si rende necessario il grafico in scala logaritmica.</text:p>
      <text:p text:style-name="P61">Se spostiamo la lunghezza d’onda verso il rosso la sensibilità precipita verso valori infinitesimali, se invece ci spostiamo verso l’ultravioletto la sesnibilità cala poco. </text:p>
      <text:p text:style-name="P61"><text:span text:style-name="T19">Perchè allora non vediamo gli ultravioletti? </text:span>Perchè cornea e cristallino si presentano praticamente opachi nell’ultravioletto e li filtrano (ecco perché si danneggiano).</text:p>
      <text:p text:style-name="P61"/>
      <text:p text:style-name="P61">Il grafico che otteniamo in questo modo in realtà si “impenna” verso il rosso (aumentano i fotoni necessari per ottenere la stessa stimolazione). Come si ottiene allora il grafico bellino?</text:p>
      <text:list text:style-name="L2">
        <text:list-item>
          <text:p text:style-name="P92">Invertiamo il segno del logaritmo.</text:p>
        </text:list-item>
        <text:list-item>
          <text:p text:style-name="P92">Poniamo il valore (logaritmico) a cui si trova il picco a 0 (normalizziamo).</text:p>
        </text:list-item>
      </text:list>
      <text:p text:style-name="P61"/>
      <text:p text:style-name="P86"><text:span text:style-name="T29">Esperimento di psicofisica </text:span><text:span text:style-name="T30">(</text:span><text:a xlink:type="simple" xlink:href="https://www.jneurosci.org/content/jneuro/30/37/12495.full.pdf" text:style-name="Internet_20_link" text:visited-style-name="Visited_20_Internet_20_Link"><text:span text:style-name="T30">https://www.jneurosci.org/content/jneuro/30/37/12495.full.pdf</text:span></text:a><text:span text:style-name="T30">)</text:span></text:p>
      <text:p text:style-name="P69">Obiettivo dell’esperimento: determinare la soglia percettiva assoluta del topo per uno flash luminoso di breve durata e di piccole dimensioni.</text:p>
      <text:p text:style-name="P62"><text:span text:style-name="T28">I topi non possono parlare quindi i ricercatori si sono inventati questo metodo per rilevare se <text:s/>il topo ha visto o meno lo stimolo: a</text:span>ddestrare i topi che possono smettere di correre <text:span text:style-name="T28">(ai topi piace molto correre sulla ruota di notte) </text:span>per andare a bere solo se ha<text:span text:style-name="T28">nno</text:span> visto un flash luminoso (l’abbeveratoio eroga acqua solo <text:span text:style-name="T28">per 12 s </text:span>in seguito allo stimolo luminoso). <text:span text:style-name="T28">Lo stomolo viene presentato ad intervalli casuali da 200 a 500 giri di ruota, è considerato come rilevato se il topo si verma entro due giri di ruota dopo la presentazione dello stimolo.</text:span></text:p>
      <text:p text:style-name="P63"/>
      <text:p text:style-name="P38"><text:span text:style-name="T1">Risultato: la soglia assoluta misurata per uno stimolo a 500 nm con un angolo di ampiezza di 5.3° è stata di 67 </text:span><text:span text:style-name="T32">±</text:span><text:span text:style-name="T33">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87"/>
      <text:p text:style-name="P38"><text:span text:style-name="T33">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32">μ</text:span><text:span text:style-name="T33">m</text:span><text:span text:style-name="T23">2</text:span><text:span text:style-name="T26"> (400-4000 bastoncelli) la soglia è molto più bassa del previsto (effetto di </text:span><text:span text:style-name="T25">supersommazione </text:span><text:span text:style-name="T27">spaziale</text:span><text:span text:style-name="T26">). Il modello sviluppato dai ricercatori per spiegare questo fenomeno si basa su tre assunzioni:</text:span></text:p>
      <text:list text:style-name="L3">
        <text:list-item>
          <text:p text:style-name="P116">Singole isomerizzazioni delle rodopsine possono essere rilevate e trasmesse dai bastoncelli ai neuroni di livello più elevato. (Provata nella prima parte dell’esperimento e da Hecht et al. 1941, Barlow et al. 1971, Mastronarde 1983).</text:p>
        </text:list-item>
        <text:list-item>
          <text:p text:style-name="P116">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116">Cellule gangliari tappezzano la retina ed hanno campi ricettivi descritti da gaussiane che si sovrappongono tra cellule gangliari vicine.</text:p>
        </text:list-item>
      </text:list>
      <text:p text:style-name="P85">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85"/>
      <text:p text:style-name="P38"><text:soft-page-break/><text:span text:style-name="T25">Modello alternativo</text:span><text:span text:style-name="T26">: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65"/>
      <text:p text:style-name="P64">Un’altra ricerca <text:span text:style-name="T35">(quale?)</text:span> misurò la soglia minima del sistema visivo umano a 5-6 foto-isomerizzazioni.</text:p>
      <text:p text:style-name="P64"/>
      <text:p text:style-name="P35">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68"/>
      <text:p text:style-name="P36"><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66"/>
      <text:p text:style-name="P36">Quale è l’iperpolarizzazione generata da un singolo fotone?</text:p>
      <text:p text:style-name="P66">Non si può “sparare” un singolo fotone, si devono usare filtri attenuatori in modo da avere statisticamente la probabilità che un singolo fotone colpisca il recettore. <text:span text:style-name="T34">Si tratta quindi sempre di fenomeni probabilistici che richiedono analisi di tipo statistico.</text:span></text:p>
      <text:p text:style-name="P88"><text:span text:style-name="T31">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31">https://doi.org/10.1113/jphysiol.2011.226878</text:span></text:a><text:span text:style-name="T31">)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66"/>
      <text:p text:style-name="P36">Catena fototrasduttiva del bastoncello</text:p>
      <text:list text:style-name="L4">
        <text:list-item>
          <text:p text:style-name="P93">Attivazione della rodopsina. Una singola rodopsina rimane attiva per un tempo medio di 36 ms. </text:p>
        </text:list-item>
        <text:list-item>
          <text:p text:style-name="P93">Attivazione delle proteine G: In media sembra che una singola rodopsina attivi 20 proteine G.</text:p>
        </text:list-item>
        <text:list-item>
          <text:p text:style-name="P93">Attivazione della fosfodiesterasi: Le proteine G si legano e disinibiscono la fosfodiesterasi che aumenta la sua attività catalitica degradando cGMP (presente in elevata concentrazione nel segmento esterno).</text:p>
        </text:list-item>
        <text:list-item>
          <text:p text:style-name="P93">Idrolisi della cGMP: Al buio si ha un equilibrio tra sintesi e degradazione, alla luce PDE ne degrada grandi quantità.</text:p>
        </text:list-item>
        <text:list-item>
          <text:p text:style-name="P93">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66">La chiusura di canali altera il potenziale come detto prima.</text:p>
      <text:p text:style-name="P66"><text:soft-page-break/></text:p>
      <text:p text:style-name="P66">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66">In un bastoncello di anfibio (molto più grande) la risposta è molto più lenta (perché la stessa velocità delle reazioni in un volume maggiore impiega più tempo a produrre la stessa depolarizzazione).</text:p>
      <text:p text:style-name="P67">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67"/>
      <text:p text:style-name="P37">Elettroretinogramma(ERG)</text:p>
      <text:p text:style-name="P67">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67">Per flash deboli si ottiene solo un’onda positiva detta <text:span text:style-name="T19">onda b, </text:span>per flash più intensi la risposta è bifasica, si presenta prima un’<text:span text:style-name="T19">onda a</text:span> negativa e poi l’onda b positiva.</text:p>
      <text:p text:style-name="P67">L’onda a è dovuta ai fotorecettori ed alle loro correnti generate dalla catena trasduttiva, l’onda b è generata dalle cellule bipolari.</text:p>
      <text:p text:style-name="P67">Perchè con flash deboli si vede solo l’onda b? Perchè grazie alla grande convergenza le cellule bipolari si attivano già per stimolazioni sparse dei bastoncelli.</text:p>
      <text:p text:style-name="P67">ERG scotopico: studia solo i bastoncelli.</text:p>
      <text:p text:style-name="P67">ERG fotopico: studia i coni.</text:p>
      <text:p text:style-name="P67">L’andamento iniziale dell’onda a ha andamento parabolico, <text:span text:style-name="T36">dopo un certo tempo la risposta reale diverge da quella prevista dal modello, da ciò deduciamo che nel modello manchi la descrizione di una parte del fenomeno reale, tale parte è la </text:span><text:span text:style-name="T20">terminazione della risposta alla luce.</text:span></text:p>
      <text:p text:style-name="P39"/>
      <text:p text:style-name="P39">Terminazione della risposta alla luce:</text:p>
      <text:p text:style-name="P70">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70">Per spegnere la fosfodiesterasi la trsducina idrolizza il suo GTP e si stacca dalla fosfodiesterasi, la quale interrompe la sua attività.</text:p>
      <text:p text:style-name="P70">Al contempo cala la concentrazione intracellulare di calcio a seguito della chiusura dei canali CNG, ciò porta a:</text:p>
      <text:list text:style-name="L5">
        <text:list-item>
          <text:p text:style-name="P94">Dissociazione della recoverina <text:span text:style-name="T37">dalla rodopsina chinasi (disinibizione dell rodopsina chinasi)</text:span></text:p>
        </text:list-item>
        <text:list-item>
          <text:p text:style-name="P94">Modifica conformazionale della GCAP (guanylate cyclase activating protein, sensore di calcio) con facilitazione della guanilato ciclasi.</text:p>
        </text:list-item>
        <text:list-item>
          <text:p text:style-name="P94">Dissociazione della calmodulina dai canali CNG (aumento della loro sensibilità al cGMP).</text:p>
        </text:list-item>
      </text:list>
      <text:p text:style-name="P71">Al buio l’attività della rodopsina chinasi è tenuta bassa dal calcio, quando cala la concentrazione di calcio aumenta l’attività della chinasi che riduce l’attività della rodopsina.</text:p>
      <text:p text:style-name="P71">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71">La calmodulina in presenza di calcio inibisce l’apertura dei canali CNG, in carenza di calcio i canali CNG si aprono.</text:p>
      <text:p text:style-name="P71"/>
      <text:p text:style-name="P72">Se lo stimolo luminoso è molto forte si ha un plateau più lungo (saturazione) perché il calo di concentrazione di cGMP è importante ed è necessario più tempo perché venga ripristinata.</text:p>
      <text:p text:style-name="P73">I coni hanno meccanismi più efficienti di recupero quindi resistono meglio alla saturazione.</text:p>
      <text:p text:style-name="P73"/>
      <text:p text:style-name="P74"><text:soft-page-break/>Nel grafico della risposta ai flash saturanti si osserva un picco di iperpolarizzazione, a cosa è dovuto? (#TODO)</text:p>
      <text:p text:style-name="P74"/>
      <text:p text:style-name="P74">I coni hanno una sensibilità alla luce minore di circa due ordini di grandezza inferiore a quella dei bastoncelli. Cos’è che conferisce ai bastoncelli di operare così tanto al di sotto della soglia del sistema dei coni? La convergenza delle vie nervose.</text:p>
      <text:p text:style-name="P74">Grazie ai meccanismi di terminazione l’emivita dell’opsina attivata è di circa 36 ms nei bastoncelli e 3 ms nei coni. </text:p>
      <text:p text:style-name="P74">La variazione di potenziale in risposta ad un singolo fotone è di circa 2 mV nei coni e inferiore a 0.2 mV nei coni. Il problema nella ricerca sui coni è che la loro risposta è inferiore al rumore biologico (la fosfodiesterasi è termicamente instabile).</text:p>
      <text:p text:style-name="P74"/>
      <text:p text:style-name="P74">Nella maggior parte dei casi però il nostro sistema visivo non è attivato da flash luminosi, è continuamente esposto ad una intensità luminosa di base. Esperimento: manteniamo una luce costante ed esponiamo i recettori a flash.</text:p>
      <text:p text:style-name="P74">La presenza del background luminoso implica una continua attivazione della catena fototrasduttiva. Il calcio in presenza del backgound luminoso non è al suo valore al buio ma è più basso.</text:p>
      <text:p text:style-name="P74">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75">I meccanismi di adattamento alla luce lavorano sul meccanismo di terminazione più che su quello di risposta, così facendo si riduce anche la sensibilità.</text:p>
      <text:p text:style-name="P75">La capacità di discriminare stimoli molto vicini nel tempo (flicker) migliora all’aumentare del background luminoso.</text:p>
      <text:p text:style-name="P75">Aumenta anche la soglia differenziale.</text:p>
      <text:p text:style-name="P75"/>
      <text:p text:style-name="P40">Uscita dalla saturazione</text:p>
      <text:p text:style-name="P75">Il passaggio dal buio alla luce intensa può temporaneamente chiudere tutti i canali CNG. La diminuizione di calcio fa parzialmente riaprire i canali CNG grazie ai tre meccanismi di terminazione visti prima. Il fotorecettore esce dalla saturazione.</text:p>
      <text:p text:style-name="P75">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75"/>
      <text:p text:style-name="P75">All’aumentare del background luminoso il potenziale a riposo si abbassa e sono necessari stimoli più intensi per produrre la stessa variazione di potenziale.</text:p>
      <text:p text:style-name="P75"/>
      <text:p text:style-name="P75">Per studiare la sensiblità dei bastoncelli in un contesto psicofisico si usano pazienti affetti da acromatopsia congenita completa che non hanno funzionalità dei coni.</text:p>
      <text:p text:style-name="P75">Si osserva che per un ampio range di intensità la legge di Weber è rispettata, ci si discosta solo per intensità molto alte o molto basse.</text:p>
      <text:p text:style-name="P75"/>
      <text:p text:style-name="P75"><text:span text:style-name="T19">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75">Date queste proprietà statistiche <text:span text:style-name="T19">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75">Per intensità molto alte la curva sale tendendo ad infinito, i bastoncelli a questo livello sono saturi e non possono rispondere a stimoli ulteriormente più forti.</text:p>
      <text:p text:style-name="P75"/>
      <text:p text:style-name="P76">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76"/>
      <text:p text:style-name="P76">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76"/>
      <text:p text:style-name="P41">Ruolo dell’epitelio pigmentato</text:p>
      <text:p text:style-name="P76">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76"/>
      <text:p text:style-name="P41">Adattamento al buio</text:p>
      <text:p text:style-name="P76">Non si tratta di una semplice inversione dell’adattamento alla luce (cambiare il livello di calcio). </text:p>
      <text:p text:style-name="P76">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76">Quando veniamo da un ambiente ad alta intensità luminosa abbiamo una retina parzialmente “bleached”, le rodopsine “bleac<text:span text:style-name="T38">h</text:span>ed” devono essere rigenerate prima che sia possibile adattarsi a nuovi livelli luminosi.</text:p>
      <text:p text:style-name="P77">Es. domanda d’esame: se ho il 90% delle rodopsine “bleach<text:span text:style-name="T38">ed</text:span>” di quanto aumenta la soglia? 10 volte perché ho solo il 10% di rodopsine capaci di rispondere allo stimolo luminoso. <text:span text:style-name="T38">In realtà non è così, da esperimenti si è visto che in realtà il fattore è molto più grande.</text:span></text:p>
      <text:p text:style-name="P77"/>
      <text:p text:style-name="P78">L’adattamento al buio dei coni dura pochi minuti, quello dei bastoncelli dura anche mezz’ora. </text:p>
      <text:p text:style-name="P42">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43"><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95">Perchè l’adattamento dei coni è molto più rapido? Perchè le conopsine possono essere rigenerate da un meccanismo parallelo grazie alle cellule di Muller.</text:p>
      <text:p text:style-name="P95"/>
      <text:p text:style-name="P96">L’adattamento alla luce coinvolge anche le vie nervose superiori alla retina (vale per tutte le vie sensoriali). </text:p>
      <text:p text:style-name="P89"/>
      <text:p text:style-name="P30">La Retina</text:p>
      <text:p text:style-name="P79">Lo strato più esterno è l’epitelio pigmentato.</text:p>
      <text:p text:style-name="P79">Più internamente si trova lo strato dei segmenti esterni.</text:p>
      <text:p text:style-name="P79">Poi si ha lo strato nucleare esterno che contiene i segmenti interni dei fotorecettori.</text:p>
      <text:p text:style-name="P79">Strato plessiforme esterno: sinapsi.</text:p>
      <text:p text:style-name="P79">Strato nucleare interno: Corpi delle cellule bipolari ed amacrine.</text:p>
      <text:p text:style-name="P79">Strato plessiforme interno: sinapsi tra bipolari, amacrine e gangliari.</text:p>
      <text:p text:style-name="P79">Cellule gangliari.</text:p>
      <text:p text:style-name="P79"/>
      <text:p text:style-name="P79">Lo strato plessiforme interno è molto spesso a causa della presenza di complessi circuiti neuronali preposti all’elaborazione dei segnali visivi.</text:p>
      <text:p text:style-name="P79"/>
      <text:p text:style-name="P80">Citotipi presenti:</text:p>
      <text:list text:style-name="L6">
        <text:list-item>
          <text:p text:style-name="P97">Fotorecettori (4 <text:span text:style-name="T39">tipi</text:span>)</text:p>
        </text:list-item>
        <text:list-item>
          <text:p text:style-name="P97">Bipolari (&gt;10)</text:p>
        </text:list-item>
        <text:list-item>
          <text:p text:style-name="P97">Orizzontali (2-3)</text:p>
        </text:list-item>
        <text:list-item>
          <text:p text:style-name="P97">Amacrine (&gt;30)</text:p>
        </text:list-item>
        <text:list-item>
          <text:p text:style-name="P97">Gangliari (&gt;15)</text:p>
        </text:list-item>
      </text:list>
      <text:p text:style-name="P80">Le cellule amacrine non hanno assone.</text:p>
      <text:p text:style-name="P80"/>
      <text:p text:style-name="P90">Campi ON e campi OFF</text:p>
      <text:p text:style-name="P44">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98"/>
      <text:p text:style-name="P44"><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99"/>
      <text:p text:style-name="P45"><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100">Se invece il centro del campo recettivo viene sitmolato di meno la cellula bipolare si iperpolarizza e la cellula gangliare si silenzia (temporaneamente).</text:p>
      <text:p text:style-name="P100">La via centro ON ha la caratteristica porta le gangliari centro ON a segnalare l’aumento di stimolo del proprio centro tramite aumento della frequenza di scarica.</text:p>
      <text:p text:style-name="P100">Nella retina sono disposti due circuiti paralleli nella via dei coni.</text:p>
      <text:p text:style-name="P100">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100"/>
      <text:p text:style-name="P101">Le differenze nei tempi di risposta dei recettori metabotropici o ionotropici sono troppo piccole rispetto alle scale temporali della visione per essere rilevanti.</text:p>
      <text:p text:style-name="P101"/>
      <text:p text:style-name="P46"><text:soft-page-break/><text:span text:style-name="T1">Nelle cellule gangliari non si hanno differenze costitutive tra centi ON e OFF, le niche differenze (funzionali) stanno solo nelle cellule gangliari con cui sinaptano. La distinzione avviene durante lo sviluppo embrionale.</text:span></text:p>
      <text:p text:style-name="P102"/>
      <text:p text:style-name="P101">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101"/>
      <text:p text:style-name="P47">E la periferia?</text:p>
      <text:p text:style-name="P47"><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48"><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103"/>
      <text:p text:style-name="P104">Se la luce aumenta nella periferia di un cono (ma non nel suo centro) i coni nella periferia si iperpolarizzano mentre il cono preso in esame, grazie alle cellule orizzontali, si depolarizza.</text:p>
      <text:p text:style-name="P104"/>
      <text:p text:style-name="P105">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106">Non è possibile che in caso di stimoli diffusi la stimolazione della periferia annulli lo stimolo nel centro? No perché c’è uno sfasamento temporale e la stimolazione della periferia produce un effetto più debole rispetto al centro.</text:p>
      <text:p text:style-name="P107">Prendendo per riferimento il campo recettivo di una cellula gangliare ON:</text:p>
      <text:p text:style-name="P49"><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08"/>
      <text:p text:style-name="P107">Tutti i discorsi fatti prima sono ovviamente una semplificazione perché un tasso di convergenza (anche se piccolo) c’è.</text:p>
      <text:p text:style-name="P107"/>
      <text:p text:style-name="P81">L’utilità del sistema organizzato in questo modo è dare risalto ai bordi degli oggetti, i campi ON rispondono al passaggio di un bordo da scuro a chiaro, i campi OFF viceversa.</text:p>
      <text:p text:style-name="P81"/>
      <text:p text:style-name="P50">E le vie dei bastoncelli?</text:p>
      <text:p text:style-name="P81">Prendono almeno due vie:</text:p>
      <text:p text:style-name="P50">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50"><text:soft-page-break/><text:span text:style-name="T1">Le due unità logaritmiche di differenza nella sensibilità del sistema dei bastoncelli derivano dalla estrema convergenza della loro via di trasmissione.</text:span></text:p>
      <text:p text:style-name="P110">La saturazione dei bastoncelli di giorno non perturba la trasmissione del segnale dei coni grazie all’adattamento delle sinapsi.</text:p>
      <text:p text:style-name="P110"/>
      <text:p text:style-name="P51">Via secondaria: <text:span text:style-name="T1">I bastoncelli comunicano con i coni tramite gap junctions, da lì si procede con le vie ON e OFF come già descritto.</text:span></text:p>
      <text:p text:style-name="P111"/>
      <text:p text:style-name="P51"><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13"/>
      <text:p text:style-name="P113">In condizioni di luce debole ma già sufficienti per usare la visione dei coni (ad esempio con cielo annnuvolato) la percezioni dei colori risulta meno vivida, e la luce sembra avere tonalità più fredde (bluastre), una teoria sul perché questo accada è che in queste condizioni i bastoncelli sono attivi così come sono attive le gap junctions che li collegano ai coni (via secondaria) e lo spettro di sensibilità dei bastoncelli è più spostato verso il blu/verde.</text:p>
      <text:p text:style-name="P111"/>
      <text:p text:style-name="P112">Dalle sinapsi dei coni partono prolungamenti molto sottili che contattano con le sferule dei bastoncelli vicini tramite gap junctions.</text:p>
      <text:p text:style-name="P52"><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9T13:14:53.138895761</dc:date>
    <meta:editing-duration>PT11H6M51S</meta:editing-duration>
    <meta:editing-cycles>73</meta:editing-cycles>
    <meta:generator>LibreOffice/7.5.7.1$Linux_X86_64 LibreOffice_project/50$Build-1</meta:generator>
    <meta:document-statistic meta:table-count="0" meta:image-count="0" meta:object-count="0" meta:page-count="12" meta:paragraph-count="201" meta:word-count="6301" meta:character-count="41488" meta:non-whitespace-character-count="35394"/>
  </office:meta>
</office:document-meta>
</file>